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Segoe UI Emoji" style:font-name-complex="Segoe UI Emoji" fo:font-size="14pt" style:font-size-asian="14pt" style:font-size-complex="14pt"/>
    </style:style>
    <style:style style:name="T3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P4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5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P6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7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8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P9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10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11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12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P13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14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15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16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17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18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P19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20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P21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22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23" style:parent-style-name="DefaultParagraphFont" style:family="text">
      <style:text-properties style:font-name="Segoe UI Emoji" style:font-name-complex="Segoe UI Emoji" fo:font-size="14pt" style:font-size-asian="14pt" style:font-size-complex="14pt"/>
    </style:style>
    <style:style style:name="T24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P25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26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P27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28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P29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30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31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32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33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34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35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36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37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P38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39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P40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41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42" style:parent-style-name="DefaultParagraphFont" style:family="text">
      <style:text-properties style:font-name="Segoe UI Emoji" style:font-name-complex="Segoe UI Emoji" fo:font-size="14pt" style:font-size-asian="14pt" style:font-size-complex="14pt"/>
    </style:style>
    <style:style style:name="T43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P44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45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P46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47" style:parent-style-name="Normal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48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49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50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51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52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53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54" style:parent-style-name="DefaultParagraphFont" style:family="text">
      <style:text-properties style:font-name="Segoe UI Emoji" style:font-name-complex="Segoe UI Emoji" fo:font-size="14pt" style:font-size-asian="14pt" style:font-size-complex="14pt"/>
    </style:style>
    <style:style style:name="T55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P56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57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P58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59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P60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61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62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P63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64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65" style:parent-style-name="DefaultParagraphFont" style:family="text">
      <style:text-properties style:font-name="Segoe UI Emoji" style:font-name-complex="Segoe UI Emoji" fo:font-size="14pt" style:font-size-asian="14pt" style:font-size-complex="14pt"/>
    </style:style>
    <style:style style:name="T66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P67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68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P69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70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P71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72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P73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74" style:parent-style-name="DefaultParagraphFont" style:family="text">
      <style:text-properties style:font-name="Segoe UI Emoji" style:font-name-complex="Segoe UI Emoji" fo:font-size="14pt" style:font-size-asian="14pt" style:font-size-complex="14pt"/>
    </style:style>
    <style:style style:name="T75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P76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77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P78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79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80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P81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82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83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84" style:parent-style-name="DefaultParagraphFont" style:family="text">
      <style:text-properties style:font-name="Segoe UI Emoji" style:font-name-complex="Segoe UI Emoji" fo:font-size="14pt" style:font-size-asian="14pt" style:font-size-complex="14pt"/>
    </style:style>
    <style:style style:name="T85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86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P87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88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P89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90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P91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92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93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P94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95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96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97" style:parent-style-name="DefaultParagraphFont" style:family="text">
      <style:text-properties style:font-name="Segoe UI Emoji" style:font-name-complex="Segoe UI Emoji" fo:font-size="14pt" style:font-size-asian="14pt" style:font-size-complex="14pt"/>
    </style:style>
    <style:style style:name="T98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P99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100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P101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102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103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P104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105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P106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107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108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P109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110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111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112" style:parent-style-name="DefaultParagraphFont" style:family="text">
      <style:text-properties style:font-name="Segoe UI Emoji" style:font-name-complex="Segoe UI Emoji" fo:font-size="14pt" style:font-size-asian="14pt" style:font-size-complex="14pt"/>
    </style:style>
    <style:style style:name="T113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P114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115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116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P117" style:parent-style-name="Normal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118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119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120" style:parent-style-name="DefaultParagraphFont" style:family="text">
      <style:text-properties style:font-name="Segoe UI Emoji" style:font-name-complex="Segoe UI Emoji" fo:font-size="14pt" style:font-size-asian="14pt" style:font-size-complex="14pt"/>
    </style:style>
    <style:style style:name="T121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P122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123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124" style:parent-style-name="Normal" style:family="paragraph">
      <style:text-properties style:font-name="Calibri" style:font-name-complex="Calibri" fo:font-size="14pt" style:font-size-asian="14pt" style:font-size-complex="14pt"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🎬</text:span><text:span text:style-name="T3"><text:s/>INTRO</text:span></text:p>
      <text:p text:style-name="P4"/>
      <text:p text:style-name="Normal"><text:span text:style-name="T5">Hello everyone, and welcome to AutoPyHub — a channel where we make Python automation easy.</text:span></text:p>
      <text:p text:style-name="P6"/>
      <text:p text:style-name="Normal"><text:span text:style-name="T7">Today I’ll show you how to automatically rename multiple files using a simple Python script.</text:span></text:p>
      <text:p text:style-name="Normal"><text:span text:style-name="T8"><text:line-break/>This is perfect for beginners, but useful for developers and anyone who works with lots of files.</text:span></text:p>
      <text:p text:style-name="P9"/>
      <text:p text:style-name="P10">Before we write the script, let me quickly demonstrate what it does.</text:p>
      <text:p text:style-name="Normal"><text:span text:style-name="T11">I’m using VS Code, but you can use any IDE.</text:span></text:p>
      <text:p text:style-name="Normal"><text:span text:style-name="T12"><text:line-break/>I created a project folder called “Auto Rename Files”. Inside it I have:</text:span></text:p>
      <text:p text:style-name="P13"/>
      <text:list text:style-name="LFO6" text:continue-numbering="true">
        <text:list-item>
          <text:p text:style-name="P14">a folder named “Files”</text:p>
        </text:list-item>
        <text:list-item>
          <text:p text:style-name="P15">a Python script named main.py</text:p>
        </text:list-item>
        <text:list-item>
          <text:p text:style-name="P16"/>
        </text:list-item>
      </text:list>
      <text:p text:style-name="Normal"><text:span text:style-name="T17">In the Files folder, I have several text files we want to rename.</text:span></text:p>
      <text:p text:style-name="Normal"><text:span text:style-name="T18"><text:line-break/>When I run the script… everything gets renamed instantly.</text:span></text:p>
      <text:p text:style-name="P19"/>
      <text:p text:style-name="Normal"><text:span text:style-name="T20">Now let’s build this step-by-step.</text:span></text:p>
      <text:p text:style-name="P21"/>
      <text:p text:style-name="Normal"><text:span text:style-name="T22"><draw:custom-shape svg:x="0in" svg:y="0in" svg:width="45.51042in" svg:height="0.00139in" draw:z-index="0" draw:id="id0" draw:style-name="a0" draw:name="Horizontal Line 151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23">📌</text:span><text:span text:style-name="T24"><text:s/>STEP 1 — Project Setup</text:span></text:p>
      <text:p text:style-name="P25"/>
      <text:p text:style-name="Normal"><text:span text:style-name="T26">Create a new folder anywhere — I’ll put mine on the Desktop and call it Auto Rename Files.</text:span></text:p>
      <text:p text:style-name="P27"/>
      <text:p text:style-name="Normal"><text:span text:style-name="T28">Inside it:</text:span></text:p>
      <text:p text:style-name="P29"/>
      <text:list text:style-name="LFO7" text:continue-numbering="true">
        <text:list-item>
          <text:p text:style-name="P30">create a folder called Files</text:p>
        </text:list-item>
        <text:list-item>
          <text:p text:style-name="P31">add 5 text files inside it:</text:p>
          <text:list text:continue-numbering="true">
            <text:list-item>
              <text:p text:style-name="P32">file1.txt</text:p>
            </text:list-item>
            <text:list-item>
              <text:p text:style-name="P33">file2.txt</text:p>
            </text:list-item>
            <text:list-item>
              <text:p text:style-name="P34">file3.txt</text:p>
            </text:list-item>
            <text:list-item>
              <text:p text:style-name="P35">file4.txt</text:p>
            </text:list-item>
            <text:list-item>
              <text:p text:style-name="P36">file5.txt</text:p>
            </text:list-item>
          </text:list>
        </text:list-item>
      </text:list>
      <text:p text:style-name="Normal"><text:span text:style-name="T37">(These could be images, documents — any file type.)</text:span></text:p>
      <text:p text:style-name="P38"/>
      <text:soft-page-break/>
      <text:p text:style-name="Normal"><text:span text:style-name="T39">Open the project folder in VS Code, or your preferred IDE.</text:span></text:p>
      <text:p text:style-name="P40"/>
      <text:p text:style-name="Normal"><text:span text:style-name="T41"><draw:custom-shape svg:x="0in" svg:y="0in" svg:width="45.51042in" svg:height="0.00139in" draw:z-index="0" draw:id="id1" draw:style-name="a1" draw:name="Horizontal Line 152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42">📌</text:span><text:span text:style-name="T43"><text:s/>STEP 2 — Import Python’s OS Module</text:span></text:p>
      <text:p text:style-name="P44"/>
      <text:p text:style-name="Normal"><text:span text:style-name="T45">We start by importing the built-in os module.</text:span></text:p>
      <text:p text:style-name="P46"/>
      <text:p text:style-name="P47">import os</text:p>
      <text:p text:style-name="P48"/>
      <text:p text:style-name="P49">Explain briefly:</text:p>
      <text:list text:style-name="LFO8" text:continue-numbering="true">
        <text:list-item>
          <text:p text:style-name="P50">It's built into Python (no installation required)</text:p>
        </text:list-item>
        <text:list-item>
          <text:p text:style-name="P51">It lets us work with the file system (reading, writing, renaming, etc.)</text:p>
        </text:list-item>
      </text:list>
      <text:p text:style-name="P52"/>
      <text:p text:style-name="Normal"><text:span text:style-name="T53"><draw:custom-shape svg:x="0in" svg:y="0in" svg:width="45.51042in" svg:height="0.00139in" draw:z-index="0" draw:id="id2" draw:style-name="a2" draw:name="Horizontal Line 153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54">📌</text:span><text:span text:style-name="T55"><text:s/>STEP 3 — Create a List of New Names</text:span></text:p>
      <text:p text:style-name="P56"/>
      <text:p text:style-name="Normal"><text:span text:style-name="T57">Now we decide how we want to rename the files.</text:span></text:p>
      <text:p text:style-name="P58"/>
      <text:p text:style-name="Normal"><text:span text:style-name="T59">I’ll store the new names inside a list:</text:span></text:p>
      <text:p text:style-name="P60"/>
      <text:p text:style-name="P61">new_names = ["text1.txt", "text2.txt", "text3.txt", "text4.txt", "text5.txt"]</text:p>
      <text:p text:style-name="Normal"><text:span text:style-name="T62">new_names_len = len(new_names)</text:span></text:p>
      <text:p text:style-name="P63"/>
      <text:p text:style-name="Normal"><text:span text:style-name="T64"><draw:custom-shape svg:x="0in" svg:y="0in" svg:width="45.51042in" svg:height="0.00139in" draw:z-index="0" draw:id="id3" draw:style-name="a3" draw:name="Horizontal Line 154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65">📌</text:span><text:span text:style-name="T66"><text:s/>STEP 4 — Select the Folder Path</text:span></text:p>
      <text:p text:style-name="P67"/>
      <text:p text:style-name="Normal"><text:span text:style-name="T68">Because our main.py and Files folder are in the same directory, we can use a relative path:</text:span></text:p>
      <text:p text:style-name="P69"/>
      <text:p text:style-name="Normal"><text:span text:style-name="T70">folder_path = "./Files"</text:span></text:p>
      <text:p text:style-name="P71"/>
      <text:p text:style-name="Normal"><text:span text:style-name="T72"><draw:custom-shape svg:x="0in" svg:y="0in" svg:width="45.51042in" svg:height="0.00139in" draw:z-index="0" draw:id="id4" draw:style-name="a4" draw:name="Horizontal Line 155" text:anchor-type="as-char"><svg:title/><svg:desc/><draw:enhanced-geometry draw:type="non-primitive" svg:viewBox="0 0 21600 21600" draw:enhanced-path="M 0 0 L 21600 0 21600 21600 0 21600 Z N"/></draw:custom-shape></text:span></text:p>
      <text:p text:style-name="P73"/>
      <text:p text:style-name="Normal"><text:span text:style-name="T74">📌</text:span><text:span text:style-name="T75"><text:s/>STEP 5 — Read the Files From the Folder</text:span></text:p>
      <text:p text:style-name="P76"/>
      <text:p text:style-name="Normal"><text:span text:style-name="T77">Now we read all files inside the Files folder and store them in a list:</text:span></text:p>
      <text:p text:style-name="P78"/>
      <text:p text:style-name="P79">files_list = os.listdir(folder_path)</text:p>
      <text:p text:style-name="Normal"><text:span text:style-name="T80">files_list_len = len(files_list)</text:span></text:p>
      <text:p text:style-name="P81"/>
      <text:p text:style-name="P82">os.listdir() returns filenames only — not full paths.</text:p>
      <text:p text:style-name="Normal"><text:span text:style-name="T83"><draw:custom-shape svg:x="0in" svg:y="0in" svg:width="45.51042in" svg:height="0.00139in" draw:z-index="0" draw:id="id5" draw:style-name="a5" draw:name="Horizontal Line 156" text:anchor-type="as-char"><svg:title/><svg:desc/><draw:enhanced-geometry draw:type="non-primitive" svg:viewBox="0 0 21600 21600" draw:enhanced-path="M 0 0 L 21600 0 21600 21600 0 21600 Z N"/></draw:custom-shape></text:span></text:p>
      <text:soft-page-break/>
      <text:p text:style-name="Normal"><text:span text:style-name="T84">📌</text:span><text:span text:style-name="T85"><text:s/>STEP 6 — Loop Through the Files</text:span></text:p>
      <text:p text:style-name="Normal"><text:span text:style-name="T86">We loop through the index numbers so we can use both lists easily:</text:span></text:p>
      <text:p text:style-name="P87"/>
      <text:p text:style-name="Normal"><text:span text:style-name="T88">for idx in range(files_list_len):</text:span></text:p>
      <text:p text:style-name="P89"/>
      <text:p text:style-name="Normal"><text:span text:style-name="T90">Before renaming, we add a simple safety check:</text:span></text:p>
      <text:p text:style-name="P91"/>
      <text:p text:style-name="P92">if idx == new_names_len:</text:p>
      <text:p text:style-name="Normal"><text:span text:style-name="T93"><text:s text:c="4"/>raise Exception("No new name available for file")</text:span></text:p>
      <text:p text:style-name="P94"/>
      <text:p text:style-name="P95">This prevents index errors and keeps your script predictable.</text:p>
      <text:p text:style-name="Normal"><text:span text:style-name="T96"><draw:custom-shape svg:x="0in" svg:y="0in" svg:width="45.51042in" svg:height="0.00139in" draw:z-index="0" draw:id="id6" draw:style-name="a6" draw:name="Horizontal Line 157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97">📌</text:span><text:span text:style-name="T98"><text:s/>STEP 7 — Build File Paths</text:span></text:p>
      <text:p text:style-name="P99"/>
      <text:p text:style-name="Normal"><text:span text:style-name="T100">Get the current file name and the new file name:</text:span></text:p>
      <text:p text:style-name="P101"/>
      <text:p text:style-name="P102">file_name = files_list[idx]</text:p>
      <text:p text:style-name="Normal"><text:span text:style-name="T103">new_name = new_names[idx]</text:span></text:p>
      <text:p text:style-name="P104"/>
      <text:p text:style-name="Normal"><text:span text:style-name="T105">Then build the full paths:</text:span></text:p>
      <text:p text:style-name="P106"/>
      <text:p text:style-name="P107">old_path = os.path.join(folder_path, file_name)</text:p>
      <text:p text:style-name="Normal"><text:span text:style-name="T108">new_path = os.path.join(folder_path, new_name)</text:span></text:p>
      <text:p text:style-name="P109"/>
      <text:p text:style-name="P110">os.path.join() is the safe way to combine paths across all OS platforms.</text:p>
      <text:p text:style-name="Normal"><text:span text:style-name="T111"><draw:custom-shape svg:x="0in" svg:y="0in" svg:width="45.51042in" svg:height="0.00139in" draw:z-index="0" draw:id="id7" draw:style-name="a7" draw:name="Horizontal Line 158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112">📌</text:span><text:span text:style-name="T113"><text:s/>STEP 8 — Rename the File</text:span></text:p>
      <text:p text:style-name="P114"/>
      <text:p text:style-name="P115">Finally, rename the file:</text:p>
      <text:p text:style-name="Normal"><text:span text:style-name="T116">os.rename(old_path, new_path)</text:span></text:p>
      <text:p text:style-name="P117"/>
      <text:p text:style-name="P118">And that’s it — each file gets renamed automatically.</text:p>
      <text:p text:style-name="Normal"><text:span text:style-name="T119"><draw:custom-shape svg:x="0in" svg:y="0in" svg:width="45.51042in" svg:height="0.00139in" draw:z-index="0" draw:id="id8" draw:style-name="a8" draw:name="Horizontal Line 159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120">🎬</text:span><text:span text:style-name="T121"><text:s/>OUTRO</text:span></text:p>
      <text:p text:style-name="P122">And that’s it! You just automated file renaming with Python.</text:p>
      <text:p text:style-name="P123">If you want more beginner-friendly automation tutorials, subscribe — this is just the beginning of AutoPyHub.</text:p>
      <text:p text:style-name="P12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bg" fo:country="BG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Liberation Serif" style:font-name-asian="NSimSun"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Liberation Serif" style:font-name-asian="NSimSun"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Aptos Display" style:font-name-asian="Times New Roman" style:font-name-complex="Mangal" fo:color="#0A2F40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ormalWeb" style:display-name="Normal (Web)" style:family="paragraph" style:parent-style-name="Normal">
      <style:text-properties style:font-name="Times New Roman" style:font-name-complex="Mangal" style:font-size-complex="10.5pt" fo:hyphenate="false"/>
    </style:style>
    <style:style style:name="Heading1Char" style:display-name="Heading 1 Char" style:family="text" style:parent-style-name="DefaultParagraphFont">
      <style:text-properties fo:font-weight="bold" style:font-weight-asian="bold" style:font-weight-complex="bold" fo:font-size="24pt" style:font-size-asian="24pt" style:font-size-complex="24pt"/>
    </style:style>
    <style:style style:name="Heading3Char" style:display-name="Heading 3 Char" style:family="text" style:parent-style-name="DefaultParagraphFont">
      <style:text-properties style:font-name="Aptos Display" style:font-name-asian="Times New Roman" style:font-name-complex="Mangal" fo:color="#0A2F40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Marian Milushev</dc:creator>
    <meta:creation-date>2025-11-19T07:49:00Z</meta:creation-date>
    <dc:date>2025-11-19T14:24:00Z</dc:date>
    <meta:template xlink:href="Normal.dotm" xlink:type="simple"/>
    <meta:editing-cycles>2</meta:editing-cycles>
    <meta:editing-duration>PT8100S</meta:editing-duration>
    <meta:document-statistic meta:page-count="3" meta:paragraph-count="5" meta:word-count="436" meta:character-count="2917" meta:row-count="20" meta:non-whitespace-character-count="2486"/>
  </office:meta>
</office:document-meta>
</file>